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Specs" style:family="table">
      <style:table-properties style:width="2.875in" table:align="left"/>
    </style:style>
    <style:style style:name="Specs.A" style:family="table-column">
      <style:table-column-properties style:column-width="2.875in"/>
    </style:style>
    <style:style style:name="Specs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2751" officeooo:paragraph-rsid="0014275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fo:font-weight="normal" officeooo:rsid="00142751" officeooo:paragraph-rsid="00142751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style="italic" fo:font-weight="normal" officeooo:rsid="001457ed" officeooo:paragraph-rsid="001457ed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457ed" officeooo:paragraph-rsid="001457e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1457ed" officeooo:paragraph-rsid="001457e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57ed" officeooo:paragraph-rsid="001457e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bold" officeooo:rsid="001457ed" officeooo:paragraph-rsid="001457e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468c2" officeooo:paragraph-rsid="001468c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9d97e" officeooo:paragraph-rsid="0019d97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be4a9" officeooo:paragraph-rsid="001be4a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officeooo:rsid="001a5c11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P<text:span text:style-name="T2">5</text:span> Report</text:p>
      <text:p text:style-name="P2">Joseph Martinsen</text:p>
      <text:p text:style-name="P6"/>
      <text:p text:style-name="P6">The following table are my findings from running on my laptop with the following specs</text:p>
      <text:p text:style-name="P5"/>
      <table:table table:name="Specs" table:style-name="Specs">
        <table:table-column table:style-name="Specs.A"/>
        <table:table-row>
          <table:table-cell table:style-name="Specs.A1" office:value-type="string">
            <text:p text:style-name="P4">OS: <text:span text:style-name="T1">x86_64</text:span></text:p>
          </table:table-cell>
        </table:table-row>
        <table:table-row>
          <table:table-cell table:style-name="Specs.A1" office:value-type="string">
            <text:p text:style-name="P7">Kernel: <text:span text:style-name="T1">3.13.11-31.current</text:span></text:p>
          </table:table-cell>
        </table:table-row>
        <table:table-row>
          <table:table-cell table:style-name="Specs.A1" office:value-type="string">
            <text:p text:style-name="P7">CPU:<text:span text:style-name="T1"> Intel i7-7500U (4) @ 3.500GHz</text:span></text:p>
          </table:table-cell>
        </table:table-row>
        <table:table-row>
          <table:table-cell table:style-name="Specs.A1" office:value-type="string">
            <text:p text:style-name="P7">Memory:<text:span text:style-name="T1"> 7791MiB</text:span></text:p>
          </table:table-cell>
        </table:table-row>
      </table:table>
      <text:p text:style-name="P3"/>
      <text:p text:style-name="P8">There are three users. The number of request will remain constant at 10000.</text:p>
      <text:p text:style-name="P8"/>
      <text:p text:style-name="P9">With 10 requests channels and 100 requests the time was 1.602s. For some reason, this is slower than my times recorded in MP<text:span text:style-name="T2">4 and MP3. There is also a strange bug I was not fully able to resolve that about 50% of the time there was a race condition occurring. The client from MP4 was used. </text:span></text:p>
      <text:p text:style-name="P9"/>
      <text:p text:style-name="P9"/>
      <text:p text:style-name="P9"><draw:frame draw:style-name="fr1" draw:name="Object1" text:anchor-type="paragraph" svg:width="3.7654in" svg:height="1.77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For large values, the race condition is very preval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32:16.023707209</meta:creation-date>
    <meta:generator>LibreOffice/5.4.3.2$Linux_X86_64 LibreOffice_project/40m0$Build-2</meta:generator>
    <dc:date>2017-12-07T22:49:47.411021590</dc:date>
    <meta:editing-duration>PT18M50S</meta:editing-duration>
    <meta:editing-cycles>5</meta:editing-cycles>
    <meta:document-statistic meta:table-count="1" meta:image-count="0" meta:object-count="1" meta:page-count="1" meta:paragraph-count="10" meta:word-count="109" meta:character-count="617" meta:non-whitespace-character-count="5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43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7q3r3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number of request channel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backlo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7" calcext:value-type="float">
            <text:p>0.1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.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35" calcext:value-type="float">
            <text:p>0.4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73" calcext:value-type="float">
            <text:p>1.0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8" calcext:value-type="float">
            <text:p>0.2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38" calcext:value-type="float">
            <text:p>0.4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44" calcext:value-type="float">
            <text:p>0.644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7">00/00/0000</text:date>, <text:time style:data-style-name="N2" text:time-value="22:49:21.412137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